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ack," svg:font-family="'hack,', 'Courier New', ', monospace', Consolas, 'Courier New', monospace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fo:language="ru" fo:country="RU" officeooo:rsid="00307454" officeooo:paragraph-rsid="00307454"/>
    </style:style>
    <style:style style:name="P2" style:family="paragraph" style:parent-style-name="_5f_paragraph">
      <style:text-properties officeooo:rsid="0033eeb9" officeooo:paragraph-rsid="0033eeb9"/>
    </style:style>
    <style:style style:name="P3" style:family="paragraph" style:parent-style-name="_5f_paragraph">
      <style:text-properties officeooo:rsid="00354699" officeooo:paragraph-rsid="00354699"/>
    </style:style>
    <style:style style:name="P4" style:family="paragraph" style:parent-style-name="_5f_heading_5f_top">
      <style:text-properties fo:language="ru" fo:country="RU" officeooo:rsid="002d5db1" officeooo:paragraph-rsid="002d5db1"/>
    </style:style>
    <style:style style:name="P5" style:family="paragraph" style:parent-style-name="_5f_paragraph">
      <style:text-properties officeooo:rsid="00376d8c" officeooo:paragraph-rsid="00376d8c"/>
    </style:style>
    <style:style style:name="T1" style:family="text">
      <style:text-properties fo:language="ru" fo:country="RU" officeooo:rsid="00318f5a"/>
    </style:style>
    <style:style style:name="T2" style:family="text">
      <style:text-properties fo:language="ru" fo:country="RU" officeooo:rsid="00332a51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ite Expert</text:p>
      <text:p text:style-name="_5f_paragraph">Персональный - бесплатно</text:p>
      <text:p text:style-name="P4">Ошибки</text:p>
      <text:p text:style-name="_5f_code">No module named 'lxml'</text:p>
      <text:p text:style-name="_5f_paragraph">lxml - XML and HTML with Python</text:p>
      <text:p text:style-name="_5f_code">pip install --upgrade lxml</text:p>
      <text:p text:style-name="_5f_code">file_db = 'pack/file.db'</text:p>
      <text:p text:style-name="_5f_code">con = sqlite3.connect(file_db)</text:p>
      <text:p text:style-name="P1">Ошибка</text:p>
      <text:p text:style-name="_5f_code">sqlite3.OperationalError: unable to open database file</text:p>
      <text:p text:style-name="_5f_paragraph">sqlite3 <text:span text:style-name="T1">вроде как встроенный. Может папки не</text:span><text:span text:style-name="T2">т</text:span><text:span text:style-name="T1">? </text:span><text:span text:style-name="T2">Точно!</text:span></text:p>
      <text:p text:style-name="_5f_paragraph">raise exception_class(message, screen, stacktrace)</text:p>
      <text:p text:style-name="_5f_paragraph">selenium.common.exceptions.WebDriverException: Message: unknown error: cannot find Chrome binary</text:p>
      <text:p text:style-name="P2">как я помню chromedriver нужен свежий от версии на компе. Иначе нет совметимости.</text:p>
      <text:p text:style-name="P3">У меня 87</text:p>
      <text:p text:style-name="P3"/>
      <text:p text:style-name="P5">Пишем в <text:span text:style-name="T3">excel</text:span></text:p>
      <text:p text:style-name="P5"><text:span text:style-name="T3">pip install openpyxl</text:span></text:p>
      <text:p text:style-name="P5">from openpyxl import Workbook</text:p>
      <text:p text:style-name="_5f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ack," svg:font-family="'hack,', 'Courier New', ', monospace', Consolas, 'Courier New', monospace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parent-style-name="_5f_paragraph" style:next-style-name="_5f_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3T21:40:52.625000000</dc:date>
    <meta:editing-duration>PT5H42M23S</meta:editing-duration>
    <meta:editing-cycles>45</meta:editing-cycles>
    <meta:document-statistic meta:table-count="0" meta:image-count="0" meta:object-count="0" meta:page-count="1" meta:paragraph-count="18" meta:word-count="81" meta:character-count="587" meta:non-whitespace-character-count="525"/>
  </office:meta>
</office:document-meta>
</file>